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43527794" calcext:value-type="float">
            <text:p>30,43527794</text:p>
          </table:table-cell>
          <table:table-cell office:value-type="float" office:value="4.625705012E-026" calcext:value-type="float">
            <text:p>4,63E-026</text:p>
          </table:table-cell>
          <table:table-cell office:value-type="float" office:value="3.123767853" calcext:value-type="float">
            <text:p>3,123767853</text:p>
          </table:table-cell>
          <table:table-cell table:style-name="ce2" table:formula="of:=([.E3]-[.E2])/[.E2]" office:value-type="float" office:value="0.0121212464069961" calcext:value-type="float">
            <text:p>0,01212124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55" calcext:value-type="float">
            <text:p>16055</text:p>
          </table:table-cell>
          <table:table-cell office:value-type="float" office:value="24.14363289" calcext:value-type="float">
            <text:p>24,14363289</text:p>
          </table:table-cell>
          <table:table-cell office:value-type="float" office:value="2.431286092E-020" calcext:value-type="float">
            <text:p>2,43E-020</text:p>
          </table:table-cell>
          <table:table-cell office:value-type="float" office:value="2.372110128" calcext:value-type="float">
            <text:p>2,37211012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55" calcext:value-type="float">
            <text:p>16055</text:p>
          </table:table-cell>
          <table:table-cell office:value-type="float" office:value="24.65074348" calcext:value-type="float">
            <text:p>24,65074348</text:p>
          </table:table-cell>
          <table:table-cell office:value-type="float" office:value="3.317075359E-020" calcext:value-type="float">
            <text:p>3,32E-020</text:p>
          </table:table-cell>
          <table:table-cell office:value-type="float" office:value="2.381303787" calcext:value-type="float">
            <text:p>2,381303787</text:p>
          </table:table-cell>
          <table:table-cell table:formula="of:=([.E5]-[.E4])/[.E4]" office:value-type="float" office:value="0.00387573025867547" calcext:value-type="float">
            <text:p>0,00387573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201" calcext:value-type="float">
            <text:p>16201</text:p>
          </table:table-cell>
          <table:table-cell office:value-type="float" office:value="26.03856468" calcext:value-type="float">
            <text:p>26,03856468</text:p>
          </table:table-cell>
          <table:table-cell office:value-type="float" office:value="2.487537243E-018" calcext:value-type="float">
            <text:p>2,49E-018</text:p>
          </table:table-cell>
          <table:table-cell office:value-type="float" office:value="1.978310347" calcext:value-type="float">
            <text:p>1,97831034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201" calcext:value-type="float">
            <text:p>16201</text:p>
          </table:table-cell>
          <table:table-cell office:value-type="float" office:value="25.85098457" calcext:value-type="float">
            <text:p>25,85098457</text:p>
          </table:table-cell>
          <table:table-cell office:value-type="float" office:value="5.350764617E-019" calcext:value-type="float">
            <text:p>5,35E-019</text:p>
          </table:table-cell>
          <table:table-cell office:value-type="float" office:value="1.982903242" calcext:value-type="float">
            <text:p>1,982903242</text:p>
          </table:table-cell>
          <table:table-cell table:style-name="ce3" table:formula="of:=([.E7]-[.E6])/[.E6]" office:value-type="float" office:value="0.00232162512164216" calcext:value-type="float">
            <text:p>0,002321625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42" calcext:value-type="float">
            <text:p>16342</text:p>
          </table:table-cell>
          <table:table-cell office:value-type="float" office:value="26.31118965" calcext:value-type="float">
            <text:p>26,31118965</text:p>
          </table:table-cell>
          <table:table-cell office:value-type="float" office:value="1.083547178E-016" calcext:value-type="float">
            <text:p>1,08E-016</text:p>
          </table:table-cell>
          <table:table-cell office:value-type="float" office:value="1.727098465" calcext:value-type="float">
            <text:p>1,72709846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42" calcext:value-type="float">
            <text:p>16342</text:p>
          </table:table-cell>
          <table:table-cell office:value-type="float" office:value="26.08729172" calcext:value-type="float">
            <text:p>26,08729172</text:p>
          </table:table-cell>
          <table:table-cell office:value-type="float" office:value="3.133490392E-016" calcext:value-type="float">
            <text:p>3,13E-016</text:p>
          </table:table-cell>
          <table:table-cell office:value-type="float" office:value="1.730081081" calcext:value-type="float">
            <text:p>1,730081081</text:p>
          </table:table-cell>
          <table:table-cell table:style-name="ce3" table:formula="of:=([.E9]-[.E8])/[.E8]" office:value-type="float" office:value="0.0017269519141168" calcext:value-type="float">
            <text:p>0,00172695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52" calcext:value-type="float">
            <text:p>16452</text:p>
          </table:table-cell>
          <table:table-cell office:value-type="float" office:value="26.14794922" calcext:value-type="float">
            <text:p>26,14794922</text:p>
          </table:table-cell>
          <table:table-cell office:value-type="float" office:value="0.000000000000085277373" calcext:value-type="float">
            <text:p>8,53E-014</text:p>
          </table:table-cell>
          <table:table-cell office:value-type="float" office:value="1.539838552" calcext:value-type="float">
            <text:p>1,53983855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52" calcext:value-type="float">
            <text:p>16452</text:p>
          </table:table-cell>
          <table:table-cell office:value-type="float" office:value="26.02065277" calcext:value-type="float">
            <text:p>26,02065277</text:p>
          </table:table-cell>
          <table:table-cell office:value-type="float" office:value="0.00000000000003461874816" calcext:value-type="float">
            <text:p>3,46E-014</text:p>
          </table:table-cell>
          <table:table-cell office:value-type="float" office:value="1.541800618" calcext:value-type="float">
            <text:p>1,541800618</text:p>
          </table:table-cell>
          <table:table-cell table:style-name="ce3" table:formula="of:=([.E11]-[.E10])/[.E10]" office:value-type="float" office:value="0.0012742024139164" calcext:value-type="float">
            <text:p>0,00127420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591" calcext:value-type="float">
            <text:p>16591</text:p>
          </table:table-cell>
          <table:table-cell office:value-type="float" office:value="26.10655785" calcext:value-type="float">
            <text:p>26,10655785</text:p>
          </table:table-cell>
          <table:table-cell office:value-type="float" office:value="0.00000000000005696741771" calcext:value-type="float">
            <text:p>5,70E-014</text:p>
          </table:table-cell>
          <table:table-cell office:value-type="float" office:value="1.394666076" calcext:value-type="float">
            <text:p>1,39466607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591" calcext:value-type="float">
            <text:p>16591</text:p>
          </table:table-cell>
          <table:table-cell office:value-type="float" office:value="26.13742828" calcext:value-type="float">
            <text:p>26,13742828</text:p>
          </table:table-cell>
          <table:table-cell office:value-type="float" office:value="0.000000000001393996789" calcext:value-type="float">
            <text:p>1,39E-012</text:p>
          </table:table-cell>
          <table:table-cell office:value-type="float" office:value="1.396109939" calcext:value-type="float">
            <text:p>1,396109939</text:p>
          </table:table-cell>
          <table:table-cell table:formula="of:=([.E13]-[.E12])/[.E12]" office:value-type="float" office:value="0.00103527505604861" calcext:value-type="float">
            <text:p>0,00103527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645" calcext:value-type="float">
            <text:p>16645</text:p>
          </table:table-cell>
          <table:table-cell office:value-type="float" office:value="26.18511391" calcext:value-type="float">
            <text:p>26,18511391</text:p>
          </table:table-cell>
          <table:table-cell office:value-type="float" office:value="0.000000000002563211579" calcext:value-type="float">
            <text:p>2,56E-012</text:p>
          </table:table-cell>
          <table:table-cell office:value-type="float" office:value="1.282675862" calcext:value-type="float">
            <text:p>1,28267586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645" calcext:value-type="float">
            <text:p>16645</text:p>
          </table:table-cell>
          <table:table-cell office:value-type="float" office:value="26.2521286" calcext:value-type="float">
            <text:p>26,2521286</text:p>
          </table:table-cell>
          <table:table-cell office:value-type="float" office:value="0.000000000002244466982" calcext:value-type="float">
            <text:p>2,24E-012</text:p>
          </table:table-cell>
          <table:table-cell office:value-type="float" office:value="1.284010649" calcext:value-type="float">
            <text:p>1,284010649</text:p>
          </table:table-cell>
          <table:table-cell table:formula="of:=([.E15]-[.E14])/[.E14]" office:value-type="float" office:value="0.00104062689533952" calcext:value-type="float">
            <text:p>0,00104062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38" calcext:value-type="float">
            <text:p>16738</text:p>
          </table:table-cell>
          <table:table-cell office:value-type="float" office:value="26.28055954" calcext:value-type="float">
            <text:p>26,28055954</text:p>
          </table:table-cell>
          <table:table-cell office:value-type="float" office:value="0.00000000002335827885" calcext:value-type="float">
            <text:p>2,34E-011</text:p>
          </table:table-cell>
          <table:table-cell office:value-type="float" office:value="1.19152832" calcext:value-type="float">
            <text:p>1,1915283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38" calcext:value-type="float">
            <text:p>16738</text:p>
          </table:table-cell>
          <table:table-cell office:value-type="float" office:value="26.33430099" calcext:value-type="float">
            <text:p>26,33430099</text:p>
          </table:table-cell>
          <table:table-cell office:value-type="float" office:value="0.00000000006077892356" calcext:value-type="float">
            <text:p>6,08E-011</text:p>
          </table:table-cell>
          <table:table-cell office:value-type="float" office:value="1.192578554" calcext:value-type="float">
            <text:p>1,192578554</text:p>
          </table:table-cell>
          <table:table-cell table:formula="of:=([.E17]-[.E16])/[.E16]" office:value-type="float" office:value="0.000881417573020874" calcext:value-type="float">
            <text:p>0,000881417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94" calcext:value-type="float">
            <text:p>16794</text:p>
          </table:table-cell>
          <table:table-cell office:value-type="float" office:value="26.35287476" calcext:value-type="float">
            <text:p>26,35287476</text:p>
          </table:table-cell>
          <table:table-cell office:value-type="float" office:value="0.000000002318021108" calcext:value-type="float">
            <text:p>2,32E-009</text:p>
          </table:table-cell>
          <table:table-cell office:value-type="float" office:value="1.113050818" calcext:value-type="float">
            <text:p>1,11305081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94" calcext:value-type="float">
            <text:p>16794</text:p>
          </table:table-cell>
          <table:table-cell office:value-type="float" office:value="26.39429092" calcext:value-type="float">
            <text:p>26,39429092</text:p>
          </table:table-cell>
          <table:table-cell office:value-type="float" office:value="0.0000000008259155027" calcext:value-type="float">
            <text:p>8,26E-010</text:p>
          </table:table-cell>
          <table:table-cell office:value-type="float" office:value="1.113996625" calcext:value-type="float">
            <text:p>1,113996625</text:p>
          </table:table-cell>
          <table:table-cell table:style-name="ce3" table:formula="of:=([.E19]-[.E18])/[.E18]" office:value-type="float" office:value="0.000849742873105646" calcext:value-type="float">
            <text:p>0,00084974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55" calcext:value-type="float">
            <text:p>16855</text:p>
          </table:table-cell>
          <table:table-cell office:value-type="float" office:value="26.40723801" calcext:value-type="float">
            <text:p>26,40723801</text:p>
          </table:table-cell>
          <table:table-cell office:value-type="float" office:value="0.000000001677395778" calcext:value-type="float">
            <text:p>1,68E-009</text:p>
          </table:table-cell>
          <table:table-cell office:value-type="float" office:value="1.045206428" calcext:value-type="float">
            <text:p>1,04520642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55" calcext:value-type="float">
            <text:p>16855</text:p>
          </table:table-cell>
          <table:table-cell office:value-type="float" office:value="26.44214821" calcext:value-type="float">
            <text:p>26,44214821</text:p>
          </table:table-cell>
          <table:table-cell office:value-type="float" office:value="0.0000000002761716134" calcext:value-type="float">
            <text:p>2,76E-010</text:p>
          </table:table-cell>
          <table:table-cell office:value-type="float" office:value="1.045935988" calcext:value-type="float">
            <text:p>1,045935988</text:p>
          </table:table-cell>
          <table:table-cell table:style-name="ce3" table:formula="of:=([.E21]-[.E20])/[.E20]" office:value-type="float" office:value="0.00069800565750073" calcext:value-type="float">
            <text:p>0,000698005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928" calcext:value-type="float">
            <text:p>16928</text:p>
          </table:table-cell>
          <table:table-cell office:value-type="float" office:value="25.05402756" calcext:value-type="float">
            <text:p>25,05402756</text:p>
          </table:table-cell>
          <table:table-cell office:value-type="float" office:value="0.000000009494283582" calcext:value-type="float">
            <text:p>9,49E-009</text:p>
          </table:table-cell>
          <table:table-cell office:value-type="float" office:value="0.9827947021" calcext:value-type="float">
            <text:p>0,982794702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58248241703623" calcext:value-type="float">
            <text:p>0,0025824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59:41.127306398</dc:date>
    <meta:document-statistic meta:table-count="1" meta:cell-count="121" meta:object-count="0"/>
    <meta:generator>LibreOffice/4.1.4.2$Linux_X86_64 LibreOffice_project/410m0$Build-2</meta:generator>
  </office:meta>
</office:document-meta>
</file>